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" svg:font-family="Lato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64cm"/>
    </style:style>
    <style:style style:name="co2" style:family="table-column">
      <style:table-column-properties fo:break-before="auto" style:column-width="8.396cm"/>
    </style:style>
    <style:style style:name="co3" style:family="table-column">
      <style:table-column-properties fo:break-before="auto" style:column-width="3.101cm"/>
    </style:style>
    <style:style style:name="co4" style:family="table-column">
      <style:table-column-properties fo:break-before="auto" style:column-width="1.453cm"/>
    </style:style>
    <style:style style:name="co5" style:family="table-column">
      <style:table-column-properties fo:break-before="auto" style:column-width="2.215cm"/>
    </style:style>
    <style:style style:name="co6" style:family="table-column">
      <style:table-column-properties fo:break-before="auto" style:column-width="1.579cm"/>
    </style:style>
    <style:style style:name="co7" style:family="table-column">
      <style:table-column-properties fo:break-before="auto" style:column-width="1.365cm"/>
    </style:style>
    <style:style style:name="co8" style:family="table-column">
      <style:table-column-properties fo:break-before="auto" style:column-width="1.685cm"/>
    </style:style>
    <style:style style:name="co9" style:family="table-column">
      <style:table-column-properties fo:break-before="auto" style:column-width="7.474cm"/>
    </style:style>
    <style:style style:name="co10" style:family="table-column">
      <style:table-column-properties fo:break-before="auto" style:column-width="6.195cm"/>
    </style:style>
    <style:style style:name="co11" style:family="table-column">
      <style:table-column-properties fo:break-before="auto" style:column-width="7.9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ext-properties style:font-name="Lato" fo:font-size="11pt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ext-properties fo:font-weight="bold" style:font-weight-asian="bold" style:font-weight-complex="bold"/>
    </style:style>
    <style:style style:name="ce16" style:family="table-cell" style:parent-style-name="Default" style:data-style-name="N116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37"/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a" fo:country="DK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a" fo:country="DK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number-columns-repeated="5" table:default-cell-style-name="Default"/>
        <table:table-row table:style-name="ro1">
          <table:table-cell office:value-type="string" calcext:value-type="string">
            <text:p>Material übersicht / Sammlung</text:p>
          </table:table-cell>
          <table:table-cell table:number-columns-repeated="5"/>
          <table:table-cell table:style-name="ce16" office:value-type="string" calcext:value-type="string" table:number-columns-spanned="2" table:number-rows-spanned="1">
            <text:p>Für WS</text:p>
          </table:table-cell>
          <table:covered-table-cell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Menge</text:p>
          </table:table-cell>
          <table:table-cell office:value-type="string" calcext:value-type="string">
            <text:p>Summe</text:p>
          </table:table-cell>
          <table:table-cell table:number-columns-repeated="3"/>
          <table:table-cell office:value-type="string" calcext:value-type="string">
            <text:p>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eich</text:p>
          </table:table-cell>
          <table:table-cell office:value-type="string" calcext:value-type="string">
            <text:p>Produkt</text:p>
          </table:table-cell>
          <table:table-cell table:style-name="Default" office:value-type="string" calcext:value-type="string">
            <text:p>url</text:p>
          </table:table-cell>
          <table:table-cell office:value-type="string" calcext:value-type="string">
            <text:p>Preis</text:p>
          </table:table-cell>
          <table:table-cell table:style-name="Default" office:value-type="string" calcext:value-type="string">
            <text:p>menge je TN</text:p>
          </table:table-cell>
          <table:table-cell office:value-type="string" calcext:value-type="string">
            <text:p>preis TN</text:p>
          </table:table-cell>
          <table:table-cell table:style-name="TN" office:value-type="float" office:value="10" calcext:value-type="float">
            <text:p>10TN</text:p>
          </table:table-cell>
          <table:table-cell table:formula="of:=SUM([.H4:.H33])" office:value-type="currency" office:currency="EUR" office:value="232.55" calcext:value-type="currency">
            <text:p>232,55 €</text:p>
          </table:table-cell>
          <table:table-cell office:value-type="string" calcext:value-type="string">
            <text:p>comment 1</text:p>
          </table:table-cell>
          <table:table-cell office:value-type="string" calcext:value-type="string">
            <text:p>comment 2</text:p>
          </table:table-cell>
          <table:table-cell office:value-type="string" calcext:value-type="string">
            <text:p>comment 3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orig manufacture lin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ower</text:p>
          </table:table-cell>
          <table:table-cell office:value-type="string" calcext:value-type="string">
            <text:p><text:a xlink:href="https://www.reichelt.de/powerbank-li-po-10000-mah-usb-c-petrol-intenso-7313537-p283039.html?&amp;trstct=vrt_pdn&amp;nbc=1" xlink:type="simple">INTENSO Powerbank 10000mAh</text:a></text:p>
          </table:table-cell>
          <table:table-cell table:style-name="Default" office:value-type="string" calcext:value-type="string">
            <text:p>https://www.reichelt.de/powerbank-li-po-10000-mah-usb-c-petrol-intenso-7313537-p283039.html?&amp;trstct=vrt_pdn&amp;nbc=1</text:p>
          </table:table-cell>
          <table:table-cell office:value-type="currency" office:currency="EUR" office:value="16.95" calcext:value-type="currency">
            <text:p>16,95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4]*[.D4]" office:value-type="currency" office:currency="EUR" office:value="0" calcext:value-type="currency">
            <text:p>0,00 €</text:p>
          </table:table-cell>
          <table:table-cell table:style-name="Default" table:formula="of:=[.$G$3]*[.E4]" office:value-type="float" office:value="0" calcext:value-type="float">
            <text:p>0</text:p>
          </table:table-cell>
          <table:table-cell table:formula="of:=IF([.G4]=0;0;IF([.G4]&lt;1;[.D4];[.G4]*[.D4]))" office:value-type="currency" office:currency="EUR" office:value="0" calcext:value-type="currency">
            <text:p>0,00 €</text:p>
          </table:table-cell>
          <table:table-cell office:value-type="string" calcext:value-type="string">
            <text:p>91 mm x 63 mm x 22 mm </text:p>
          </table:table-cell>
          <table:table-cell office:value-type="string" calcext:value-type="string">
            <text:p>10000mAh, USB-C, 2,4A</text:p>
          </table:table-cell>
          <table:table-cell office:value-type="string" calcext:value-type="string">
            <text:p>housing to big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<text:span text:style-name="T1"><text:a xlink:href="https://www.reichelt.de/powerbank-li-po-5000-mah-usb-c-petrol-intenso-7313527-p283036.html" xlink:type="simple">INTENSO Powerbank 5000mAh</text:a></text:span></text:p>
          </table:table-cell>
          <table:table-cell table:style-name="Default" office:value-type="string" calcext:value-type="string">
            <text:p>https://www.reichelt.de/powerbank-li-po-5000-mah-usb-c-petrol-intenso-7313527-p283036.html</text:p>
          </table:table-cell>
          <table:table-cell office:value-type="currency" office:currency="EUR" office:value="12.8" calcext:value-type="currency">
            <text:p>12,8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5]*[.D5]" office:value-type="currency" office:currency="EUR" office:value="0" calcext:value-type="currency">
            <text:p>0,00 €</text:p>
          </table:table-cell>
          <table:table-cell table:style-name="Default" table:formula="of:=[.$G$3]*[.E5]" office:value-type="float" office:value="0" calcext:value-type="float">
            <text:p>0</text:p>
          </table:table-cell>
          <table:table-cell table:formula="of:=IF([.G5]=0;0;IF([.G5]&lt;1;[.D5];[.G5]*[.D5]))" office:value-type="currency" office:currency="EUR" office:value="0" calcext:value-type="currency">
            <text:p>0,00 €</text:p>
          </table:table-cell>
          <table:table-cell office:value-type="string" calcext:value-type="string">
            <text:p>90 mm x 63 mm x 12,6 mm </text:p>
          </table:table-cell>
          <table:table-cell office:value-type="string" calcext:value-type="string">
            <text:p>5000mAh, USB-C, 2,4A</text:p>
          </table:table-cell>
          <table:table-cell office:value-type="string" calcext:value-type="string">
            <text:p>housing to big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NanoWave 3 5000mAh USB-C</text:p>
          </table:table-cell>
          <table:table-cell table:style-name="Default" office:value-type="string" calcext:value-type="string">
            <text:p>https://shop.pimoroni.com/products/nanowave-3-5000mah-usb-c-a-power-bank</text:p>
          </table:table-cell>
          <table:table-cell office:value-type="currency" office:currency="EUR" office:value="15.39" calcext:value-type="currency">
            <text:p>15,39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6]*[.D6]" office:value-type="currency" office:currency="EUR" office:value="0" calcext:value-type="currency">
            <text:p>0,00 €</text:p>
          </table:table-cell>
          <table:table-cell table:style-name="Default" table:formula="of:=[.$G$3]*[.E6]" office:value-type="float" office:value="0" calcext:value-type="float">
            <text:p>0</text:p>
          </table:table-cell>
          <table:table-cell table:formula="of:=IF([.G6]=0;0;IF([.G6]&lt;1;[.D6];[.G6]*[.D6]))" office:value-type="currency" office:currency="EUR" office:value="0" calcext:value-type="currency">
            <text:p>0,00 €</text:p>
          </table:table-cell>
          <table:table-cell office:value-type="string" calcext:value-type="string">
            <text:p>76 mm x 35 mm x 27 mm</text:p>
          </table:table-cell>
          <table:table-cell office:value-type="string" calcext:value-type="string">
            <text:p>5000mAh, USB-C, 2,4A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Realpower PB-Lipstick</text:p>
          </table:table-cell>
          <table:table-cell table:style-name="Default" office:value-type="string" calcext:value-type="string">
            <text:p>https://www.smdv.de/products/869639/RealPower-PB-Lipstick-Powerbank-2500-mAh-Li-Ion-Gruen.html</text:p>
          </table:table-cell>
          <table:table-cell office:value-type="currency" office:currency="EUR" office:value="6.9" calcext:value-type="currency">
            <text:p>6,9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7]*[.D7]" office:value-type="currency" office:currency="EUR" office:value="0" calcext:value-type="currency">
            <text:p>0,00 €</text:p>
          </table:table-cell>
          <table:table-cell table:style-name="Default" table:formula="of:=[.$G$3]*[.E7]" office:value-type="float" office:value="0" calcext:value-type="float">
            <text:p>0</text:p>
          </table:table-cell>
          <table:table-cell table:formula="of:=IF([.G7]=0;0;IF([.G7]&lt;1;[.D7];[.G7]*[.D7]))" office:value-type="currency" office:currency="EUR" office:value="0" calcext:value-type="currency">
            <text:p>0,00 €</text:p>
          </table:table-cell>
          <table:table-cell office:value-type="string" calcext:value-type="string">
            <text:p>93 mm x 22 mm x 22 mm</text:p>
          </table:table-cell>
          <table:table-cell office:value-type="string" calcext:value-type="string">
            <text:p>2500mAh, microUSB, 1A</text:p>
          </table:table-cell>
          <table:table-cell table:number-columns-repeated="7"/>
        </table:table-row>
        <table:table-row table:style-name="ro2">
          <table:table-cell table:style-name="ce1"/>
          <table:table-cell office:value-type="string" calcext:value-type="string">
            <text:p>Powerbank Sacramento - schwarz</text:p>
          </table:table-cell>
          <table:table-cell table:style-name="Default" office:value-type="string" calcext:value-type="string">
            <text:p><text:span text:style-name="T1"><text:a xlink:href="https://www.highflyers.de/product_info.php/products_id/122606" xlink:type="simple">https://www.highflyers.de/product_info.php/products_id/122606</text:a></text:span></text:p>
          </table:table-cell>
          <table:table-cell office:value-type="currency" office:currency="EUR" office:value="3.23" calcext:value-type="currency">
            <text:p>3,23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8]*[.D8]" office:value-type="currency" office:currency="EUR" office:value="0" calcext:value-type="currency">
            <text:p>0,00 €</text:p>
          </table:table-cell>
          <table:table-cell table:style-name="Default" table:formula="of:=[.$G$3]*[.E8]" office:value-type="float" office:value="0" calcext:value-type="float">
            <text:p>0</text:p>
          </table:table-cell>
          <table:table-cell table:formula="of:=IF([.G8]=0;0;IF([.G8]&lt;1;[.D8];[.G8]*[.D8]))" office:value-type="currency" office:currency="EUR" office:value="0" calcext:value-type="currency">
            <text:p>0,00 €</text:p>
          </table:table-cell>
          <table:table-cell office:value-type="string" calcext:value-type="string">
            <text:p>92 mm x 25 mm x 25 mm</text:p>
          </table:table-cell>
          <table:table-cell office:value-type="string" calcext:value-type="string">
            <text:p>2200mAh, microUSB, 1A, min 22x</text:p>
          </table:table-cell>
          <table:table-cell table:number-columns-repeated="7"/>
        </table:table-row>
        <table:table-row table:style-name="ro2">
          <table:table-cell table:style-name="ce1"/>
          <table:table-cell office:value-type="string" calcext:value-type="string">
            <text:p>Aluminium Powerbank POWERALU - silber matt</text:p>
          </table:table-cell>
          <table:table-cell table:style-name="Default" office:value-type="string" calcext:value-type="string">
            <text:p><text:span text:style-name="T1"><text:a xlink:href="https://www.highflyers.de/product_info.php/products_id/89293" xlink:type="simple">https://www.highflyers.de/product_info.php/products_id/89293</text:a></text:span></text:p>
          </table:table-cell>
          <table:table-cell office:value-type="currency" office:currency="EUR" office:value="4.58" calcext:value-type="currency">
            <text:p>4,58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9]*[.D9]" office:value-type="currency" office:currency="EUR" office:value="0" calcext:value-type="currency">
            <text:p>0,00 €</text:p>
          </table:table-cell>
          <table:table-cell table:style-name="Default" table:formula="of:=[.$G$3]*[.E9]" office:value-type="float" office:value="0" calcext:value-type="float">
            <text:p>0</text:p>
          </table:table-cell>
          <table:table-cell table:formula="of:=IF([.G9]=0;0;IF([.G9]&lt;1;[.D9];[.G9]*[.D9]))" office:value-type="currency" office:currency="EUR" office:value="0" calcext:value-type="currency">
            <text:p>0,00 €</text:p>
          </table:table-cell>
          <table:table-cell office:value-type="string" calcext:value-type="string">
            <text:p>95 mm x 21 mm x 21 mm</text:p>
          </table:table-cell>
          <table:table-cell office:value-type="string" calcext:value-type="string">
            <text:p>2200mAh, microUSB, 1A, min 16x</text:p>
          </table:table-cell>
          <table:table-cell table:number-columns-repeated="7"/>
        </table:table-row>
        <table:table-row table:style-name="ro2">
          <table:table-cell table:style-name="ce1"/>
          <table:table-cell office:value-type="string" calcext:value-type="string">
            <text:p>Powerbank ENDURANCE - blau (metal)</text:p>
          </table:table-cell>
          <table:table-cell table:style-name="Default" office:value-type="string" calcext:value-type="string">
            <text:p><text:a xlink:href="https://www.highflyers.de/product_info.php/products_id/75415" xlink:type="simple">https://www.highflyers.de/product_info.php/products_id/75415</text:a></text:p>
          </table:table-cell>
          <table:table-cell office:value-type="currency" office:currency="EUR" office:value="3.5" calcext:value-type="currency">
            <text:p>3,5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0]*[.D10]" office:value-type="currency" office:currency="EUR" office:value="0" calcext:value-type="currency">
            <text:p>0,00 €</text:p>
          </table:table-cell>
          <table:table-cell table:style-name="Default" table:formula="of:=[.$G$3]*[.E10]" office:value-type="float" office:value="0" calcext:value-type="float">
            <text:p>0</text:p>
          </table:table-cell>
          <table:table-cell table:formula="of:=IF([.G10]=0;0;IF([.G10]&lt;1;[.D10];[.G10]*[.D10]))" office:value-type="currency" office:currency="EUR" office:value="0" calcext:value-type="currency">
            <text:p>0,00 €</text:p>
          </table:table-cell>
          <table:table-cell office:value-type="string" calcext:value-type="string">
            <text:p>100 mm x 20 mm x 20 mm</text:p>
          </table:table-cell>
          <table:table-cell office:value-type="string" calcext:value-type="string">
            <text:p>2200mAh, microUSB, 1A, min 50x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EnergyQC USB C 5000mAh</text:p>
          </table:table-cell>
          <table:table-cell table:style-name="Default" office:value-type="string" calcext:value-type="string">
            <text:p>https://www.amazon.de/dp/B0B158K8KK/</text:p>
          </table:table-cell>
          <table:table-cell office:value-type="currency" office:currency="EUR" office:value="18.99" calcext:value-type="currency">
            <text:p>18,99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1]*[.D11]" office:value-type="currency" office:currency="EUR" office:value="0" calcext:value-type="currency">
            <text:p>0,00 €</text:p>
          </table:table-cell>
          <table:table-cell table:style-name="Default" table:formula="of:=[.$G$3]*[.E11]" office:value-type="float" office:value="0" calcext:value-type="float">
            <text:p>0</text:p>
          </table:table-cell>
          <table:table-cell table:formula="of:=IF([.G11]=0;0;IF([.G11]&lt;1;[.D11];[.G11]*[.D11]))" office:value-type="currency" office:currency="EUR" office:value="0" calcext:value-type="currency">
            <text:p>0,00 €</text:p>
          </table:table-cell>
          <table:table-cell office:value-type="string" calcext:value-type="string">
            <text:p>110 mm x 27 mm x 27 mm</text:p>
          </table:table-cell>
          <table:table-cell office:value-type="string" calcext:value-type="string">
            <text:p>5000mAh, USB-C, 2,4A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EnergyQC Slim 2 5000mAh</text:p>
          </table:table-cell>
          <table:table-cell table:style-name="Default" office:value-type="string" calcext:value-type="string">
            <text:p><text:a xlink:href="https://www.amazon.de/dp/B0BNDLT6TB/?th=1" xlink:type="simple">https://www.amazon.de/dp/B0BNDLT6TB/?th=1</text:a></text:p>
          </table:table-cell>
          <table:table-cell office:value-type="currency" office:currency="EUR" office:value="16.99" calcext:value-type="currency">
            <text:p>16,99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2]*[.D12]" office:value-type="currency" office:currency="EUR" office:value="0" calcext:value-type="currency">
            <text:p>0,00 €</text:p>
          </table:table-cell>
          <table:table-cell table:style-name="Default" table:formula="of:=[.$G$3]*[.E12]" office:value-type="float" office:value="0" calcext:value-type="float">
            <text:p>0</text:p>
          </table:table-cell>
          <table:table-cell table:formula="of:=IF([.G12]=0;0;IF([.G12]&lt;1;[.D12];[.G12]*[.D12]))" office:value-type="currency" office:currency="EUR" office:value="0" calcext:value-type="currency">
            <text:p>0,00 €</text:p>
          </table:table-cell>
          <table:table-cell office:value-type="string" calcext:value-type="string">
            <text:p>105 mm x 27 mm x 29 mm</text:p>
          </table:table-cell>
          <table:table-cell office:value-type="string" calcext:value-type="string">
            <text:p>5000mAh, microUSB, 2,1A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REALPOWER PB-5000mini</text:p>
          </table:table-cell>
          <table:table-cell table:style-name="Default" office:value-type="string" calcext:value-type="string">
            <text:p>https://www.mediamarkt.de/de/product/_realpower-pb-5000mini-2472251.html</text:p>
          </table:table-cell>
          <table:table-cell table:formula="of:=7.99+2.99" office:value-type="currency" office:currency="EUR" office:value="10.98" calcext:value-type="currency">
            <text:p>10,98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3]*[.D13]" office:value-type="currency" office:currency="EUR" office:value="0" calcext:value-type="currency">
            <text:p>0,00 €</text:p>
          </table:table-cell>
          <table:table-cell table:style-name="Default" table:formula="of:=[.$G$3]*[.E13]" office:value-type="float" office:value="0" calcext:value-type="float">
            <text:p>0</text:p>
          </table:table-cell>
          <table:table-cell table:formula="of:=IF([.G13]=0;0;IF([.G13]&lt;1;[.D13];[.G13]*[.D13]))" office:value-type="currency" office:currency="EUR" office:value="0" calcext:value-type="currency">
            <text:p>0,00 €</text:p>
          </table:table-cell>
          <table:table-cell office:value-type="string" calcext:value-type="string">
            <text:p>96 mm x 45mm x 23mm</text:p>
          </table:table-cell>
          <table:table-cell office:value-type="string" calcext:value-type="string">
            <text:p>5000mAh, microUSB, 2,1A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Realpower PB-5000mini</text:p>
          </table:table-cell>
          <table:table-cell table:style-name="Default" office:value-type="string" calcext:value-type="string">
            <text:p>https://www.amazon.de/dp/B07HRVKZ3G</text:p>
          </table:table-cell>
          <table:table-cell office:value-type="currency" office:currency="EUR" office:value="13.8" calcext:value-type="currency">
            <text:p>13,8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4]*[.D14]" office:value-type="currency" office:currency="EUR" office:value="0" calcext:value-type="currency">
            <text:p>0,00 €</text:p>
          </table:table-cell>
          <table:table-cell table:style-name="Default" table:formula="of:=[.$G$3]*[.E14]" office:value-type="float" office:value="0" calcext:value-type="float">
            <text:p>0</text:p>
          </table:table-cell>
          <table:table-cell table:formula="of:=IF([.G14]=0;0;IF([.G14]&lt;1;[.D14];[.G14]*[.D14]))" office:value-type="currency" office:currency="EUR" office:value="0" calcext:value-type="currency">
            <text:p>0,00 €</text:p>
          </table:table-cell>
          <table:table-cell office:value-type="string" calcext:value-type="string">
            <text:p>96 mm x 45mm x 23mm</text:p>
          </table:table-cell>
          <table:table-cell office:value-type="string" calcext:value-type="string">
            <text:p>5000mAh, microUSB, 2,1A</text:p>
          </table:table-cell>
          <table:table-cell office:value-type="string" calcext:value-type="string">
            <text:p>this seems to be the best in between version..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RealPower PB-260 ALU Multipack 3x</text:p>
          </table:table-cell>
          <table:table-cell table:style-name="Default" office:value-type="string" calcext:value-type="string">
            <text:p><text:a xlink:href="https://shop.okluge.de/realpower-pb-260-alu-multipack-3x-2600mah-powerbank-mobiles-ladegeraet-taschenlampe.html" xlink:type="simple">https://shop.okluge.de/realpower-pb-260-alu-multipack-3x-2600mah-powerbank-mobiles-ladegeraet-taschenlampe.html</text:a>#</text:p>
          </table:table-cell>
          <table:table-cell table:formula="of:=9.9/3" office:value-type="currency" office:currency="EUR" office:value="3.3" calcext:value-type="currency">
            <text:p>3,3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5]*[.D15]" office:value-type="currency" office:currency="EUR" office:value="0" calcext:value-type="currency">
            <text:p>0,00 €</text:p>
          </table:table-cell>
          <table:table-cell table:style-name="Default" table:formula="of:=[.$G$3]*[.E15]" office:value-type="float" office:value="0" calcext:value-type="float">
            <text:p>0</text:p>
          </table:table-cell>
          <table:table-cell table:formula="of:=IF([.G15]=0;0;IF([.G15]&lt;1;[.D15];[.G15]*[.D15]))" office:value-type="currency" office:currency="EUR" office:value="0" calcext:value-type="currency">
            <text:p>0,00 €</text:p>
          </table:table-cell>
          <table:table-cell office:value-type="string" calcext:value-type="string">
            <text:p>102 mm x 28 mm x 28 mm</text:p>
          </table:table-cell>
          <table:table-cell office:value-type="string" calcext:value-type="string">
            <text:p>2600mAh, microUSB, 1A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PNY Tseries T2600</text:p>
          </table:table-cell>
          <table:table-cell table:style-name="Default" office:value-type="string" calcext:value-type="string">
            <text:p><text:a xlink:href="https://talk-point.de/products/10052260-0" xlink:type="simple">https://talk-point.de/products/10052260-0</text:a></text:p>
          </table:table-cell>
          <table:table-cell office:value-type="currency" office:currency="EUR" office:value="1.99" calcext:value-type="currency">
            <text:p>1,99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16]*[.D16]" office:value-type="currency" office:currency="EUR" office:value="1.99" calcext:value-type="currency">
            <text:p>1,99 €</text:p>
          </table:table-cell>
          <table:table-cell table:style-name="Default" table:formula="of:=[.$G$3]*[.E16]" office:value-type="float" office:value="10" calcext:value-type="float">
            <text:p>10</text:p>
          </table:table-cell>
          <table:table-cell table:formula="of:=IF([.G16]=0;0;IF([.G16]&lt;1;[.D16];[.G16]*[.D16]))" office:value-type="currency" office:currency="EUR" office:value="19.9" calcext:value-type="currency">
            <text:p>19,90 €</text:p>
          </table:table-cell>
          <table:table-cell office:value-type="string" calcext:value-type="string">
            <text:p>101,9 mm x 24 mm x 22,3 mm</text:p>
          </table:table-cell>
          <table:table-cell office:value-type="string" calcext:value-type="string">
            <text:p>2600mAh, microUSB, 1A</text:p>
          </table:table-cell>
          <table:table-cell office:value-type="string" calcext:value-type="string">
            <text:p>10€ versand</text:p>
          </table:table-cell>
          <table:table-cell table:number-columns-repeated="6"/>
        </table:table-row>
        <table:table-row table:style-name="ro1">
          <table:table-cell table:style-name="ce1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LEDs</text:p>
          </table:table-cell>
          <table:table-cell office:value-type="string" calcext:value-type="string">
            <text:p>SK9822 144LEDs/m offen</text:p>
          </table:table-cell>
          <table:table-cell table:style-name="Default" office:value-type="string" calcext:value-type="string">
            <text:p>https://www.amazon.de/dp/B07BPX2KFD</text:p>
          </table:table-cell>
          <table:table-cell office:value-type="currency" office:currency="EUR" office:value="39" calcext:value-type="currency">
            <text:p>39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0]*[.D20]" office:value-type="currency" office:currency="EUR" office:value="0" calcext:value-type="currency">
            <text:p>0,00 €</text:p>
          </table:table-cell>
          <table:table-cell table:style-name="Default" table:formula="of:=[.$G$3]*[.E20]" office:value-type="float" office:value="0" calcext:value-type="float">
            <text:p>0</text:p>
          </table:table-cell>
          <table:table-cell table:formula="of:=IF([.G20]=0;0;IF([.G20]&lt;1;[.D20];[.G20]*[.D20]))" office:value-type="currency" office:currency="EUR" office:value="0" calcext:value-type="currency">
            <text:p>0,00 €</text:p>
          </table:table-cell>
          <table:table-cell office:value-type="string" calcext:value-type="string">
            <text:p>BFT-Lighting bekannter amazon sho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K9822 144LEDs/m offen</text:p>
          </table:table-cell>
          <table:table-cell table:style-name="Default" office:value-type="string" calcext:value-type="string">
            <text:p>https://www.amazon.de/dp/B0BYSHDDWT?th=1</text:p>
          </table:table-cell>
          <table:table-cell office:value-type="currency" office:currency="EUR" office:value="27.5" calcext:value-type="currency">
            <text:p>27,50 €</text:p>
          </table:table-cell>
          <table:table-cell table:style-name="Default" office:value-type="float" office:value="0.25" calcext:value-type="float">
            <text:p>0,25</text:p>
          </table:table-cell>
          <table:table-cell table:formula="of:=[.E21]*[.D21]" office:value-type="currency" office:currency="EUR" office:value="6.875" calcext:value-type="currency">
            <text:p>6,88 €</text:p>
          </table:table-cell>
          <table:table-cell table:style-name="Default" table:formula="of:=[.$G$3]*[.E21]" office:value-type="float" office:value="2.5" calcext:value-type="float">
            <text:p>2,5</text:p>
          </table:table-cell>
          <table:table-cell table:formula="of:=IF([.G21]=0;0;IF([.G21]&lt;1;[.D21];[.G21]*[.D21]))" office:value-type="currency" office:currency="EUR" office:value="68.75" calcext:value-type="currency">
            <text:p>68,75 €</text:p>
          </table:table-cell>
          <table:table-cell office:value-type="string" calcext:value-type="string">
            <text:p>unbekannter amazon sho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K9822 144LEDs/m vergossen</text:p>
          </table:table-cell>
          <table:table-cell table:style-name="Default" office:value-type="string" calcext:value-type="string">
            <text:p>https://www.amazon.de/dp/B0BYSKP1TD?th=1</text:p>
          </table:table-cell>
          <table:table-cell office:value-type="currency" office:currency="EUR" office:value="28.5" calcext:value-type="currency">
            <text:p>28,5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2]*[.D22]" office:value-type="currency" office:currency="EUR" office:value="0" calcext:value-type="currency">
            <text:p>0,00 €</text:p>
          </table:table-cell>
          <table:table-cell table:style-name="Default" table:formula="of:=[.$G$3]*[.E22]" office:value-type="float" office:value="0" calcext:value-type="float">
            <text:p>0</text:p>
          </table:table-cell>
          <table:table-cell table:formula="of:=IF([.G22]=0;0;IF([.G22]&lt;1;[.D22];[.G22]*[.D22]))" office:value-type="currency" office:currency="EUR" office:value="0" calcext:value-type="currency">
            <text:p>0,00 €</text:p>
          </table:table-cell>
          <table:table-cell office:value-type="string" calcext:value-type="string">
            <text:p>unbekannter amazon sho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K9822 144LEDs/m Silikon Hülle</text:p>
          </table:table-cell>
          <table:table-cell table:style-name="Default" office:value-type="string" calcext:value-type="string">
            <text:p>https://www.amazon.de/dp/B0BYSMJ8QJ</text:p>
          </table:table-cell>
          <table:table-cell office:value-type="currency" office:currency="EUR" office:value="28.5" calcext:value-type="currency">
            <text:p>28,5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3]*[.D23]" office:value-type="currency" office:currency="EUR" office:value="0" calcext:value-type="currency">
            <text:p>0,00 €</text:p>
          </table:table-cell>
          <table:table-cell table:style-name="Default" table:formula="of:=[.$G$3]*[.E23]" office:value-type="float" office:value="0" calcext:value-type="float">
            <text:p>0</text:p>
          </table:table-cell>
          <table:table-cell table:formula="of:=IF([.G23]=0;0;IF([.G23]&lt;1;[.D23];[.G23]*[.D23]))" office:value-type="currency" office:currency="EUR" office:value="0" calcext:value-type="currency">
            <text:p>0,00 €</text:p>
          </table:table-cell>
          <table:table-cell office:value-type="string" calcext:value-type="string">
            <text:p>unbekannter amazon shop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Adafruit ESP32-S3 TFT reverse</text:p>
          </table:table-cell>
          <table:table-cell table:style-name="Default" office:value-type="string" calcext:value-type="string">
            <text:p>https://www.adafruit.com/product/5691</text:p>
          </table:table-cell>
          <table:table-cell office:value-type="currency" office:currency="EUR" office:value="29.67" calcext:value-type="currency">
            <text:p>29,67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5]*[.D25]" office:value-type="currency" office:currency="EUR" office:value="0" calcext:value-type="currency">
            <text:p>0,00 €</text:p>
          </table:table-cell>
          <table:table-cell table:style-name="Default" table:formula="of:=[.$G$3]*[.E25]" office:value-type="float" office:value="0" calcext:value-type="float">
            <text:p>0</text:p>
          </table:table-cell>
          <table:table-cell table:formula="of:=IF([.G25]=0;0;IF([.G25]&lt;1;[.D25];[.G25]*[.D25]))" office:value-type="currency" office:currency="EUR" office:value="0" calcext:value-type="currency">
            <text:p>0,00 €</text:p>
          </table:table-cell>
          <table:table-cell office:value-type="string" calcext:value-type="string">
            <text:p><text:s/>4MB Flash 2MB PSRAM</text:p>
          </table:table-cell>
          <table:table-cell office:value-type="string" calcext:value-type="string">
            <text:p>display, buttons, USB-C</text:p>
          </table:table-cell>
          <table:table-cell office:value-type="string" calcext:value-type="string">
            <text:p>Einfuhr Ust: 23,75€/Board + 19% = 28,26€/Board + 6€/12Boards = 28,76€</text:p>
          </table:table-cell>
          <table:table-cell table:style-name="ce17" office:value-type="date" office:date-value="2023-04-19" calcext:value-type="date">
            <text:p>19.04.23</text:p>
          </table:table-cell>
          <table:table-cell office:value-type="string" calcext:value-type="string">
            <text:p>adafruit.com</text:p>
          </table:table-cell>
          <table:table-cell/>
          <table:table-cell table:formula="of:=286.72/12" office:value-type="float" office:value="23.8933333333333" calcext:value-type="float">
            <text:p>23,8933333333333</text:p>
          </table:table-cell>
          <table:table-cell table:formula="of:=69.22/12" office:value-type="float" office:value="5.76833333333333" calcext:value-type="float">
            <text:p>5,76833333333333</text:p>
          </table:table-cell>
          <table:table-cell table:formula="of:=[.P25]+[.O25]" office:value-type="float" office:value="29.6616666666667" calcext:value-type="float">
            <text:p>29,6616666666667</text:p>
          </table:table-cell>
        </table:table-row>
        <table:table-row table:style-name="ro1">
          <table:table-cell/>
          <table:table-cell office:value-type="string" calcext:value-type="string">
            <text:p>Adafruit ESP32-S3 TFT</text:p>
          </table:table-cell>
          <table:table-cell table:style-name="Default" office:value-type="string" calcext:value-type="string">
            <text:p>https://eckstein-shop.de/Adafruit-ESP32-S3-TFT-Display-Feather-Board-4MB-Flash-2MB-PSRAM-STEMMA-QT</text:p>
          </table:table-cell>
          <table:table-cell office:value-type="currency" office:currency="EUR" office:value="33" calcext:value-type="currency">
            <text:p>33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6]*[.D26]" office:value-type="currency" office:currency="EUR" office:value="0" calcext:value-type="currency">
            <text:p>0,00 €</text:p>
          </table:table-cell>
          <table:table-cell table:style-name="Default" table:formula="of:=[.$G$3]*[.E26]" office:value-type="float" office:value="0" calcext:value-type="float">
            <text:p>0</text:p>
          </table:table-cell>
          <table:table-cell table:formula="of:=IF([.G26]=0;0;IF([.G26]&lt;1;[.D26];[.G26]*[.D26]))" office:value-type="currency" office:currency="EUR" office:value="0" calcext:value-type="currency">
            <text:p>0,00 €</text:p>
          </table:table-cell>
          <table:table-cell office:value-type="string" calcext:value-type="string">
            <text:p><text:s/>4MB Flash 2MB PS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eatherS3 - ESP32-S3 </text:p>
          </table:table-cell>
          <table:table-cell table:style-name="Default" office:value-type="string" calcext:value-type="string">
            <text:p>https://www.exp-tech.de/plattformen/esp32/10679/feathers3-esp32-s3-development-board</text:p>
          </table:table-cell>
          <table:table-cell office:value-type="currency" office:currency="EUR" office:value="29" calcext:value-type="currency">
            <text:p>29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7]*[.D27]" office:value-type="currency" office:currency="EUR" office:value="0" calcext:value-type="currency">
            <text:p>0,00 €</text:p>
          </table:table-cell>
          <table:table-cell table:style-name="Default" table:formula="of:=[.$G$3]*[.E27]" office:value-type="float" office:value="0" calcext:value-type="float">
            <text:p>0</text:p>
          </table:table-cell>
          <table:table-cell table:formula="of:=IF([.G27]=0;0;IF([.G27]&lt;1;[.D27];[.G27]*[.D27]))" office:value-type="currency" office:currency="EUR" office:value="0" calcext:value-type="currency">
            <text:p>0,00 €</text:p>
          </table:table-cell>
          <table:table-cell office:value-type="string" calcext:value-type="string">
            <text:p>16MB Flash 8MB PSRAM</text:p>
          </table:table-cell>
          <table:table-cell office:value-type="string" calcext:value-type="string">
            <text:p>not on stoc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afruit ESP32-S3 Feather 8</text:p>
          </table:table-cell>
          <table:table-cell table:style-name="Default" office:value-type="string" calcext:value-type="string">
            <text:p>https://www.exp-tech.de/plattformen/esp32/10678/adafruit-esp32-s3-feather-with-stemma-qt/qwiic</text:p>
          </table:table-cell>
          <table:table-cell office:value-type="currency" office:currency="EUR" office:value="17.5" calcext:value-type="currency">
            <text:p>17,5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8]*[.D28]" office:value-type="currency" office:currency="EUR" office:value="0" calcext:value-type="currency">
            <text:p>0,00 €</text:p>
          </table:table-cell>
          <table:table-cell table:style-name="Default" table:formula="of:=[.$G$3]*[.E28]" office:value-type="float" office:value="0" calcext:value-type="float">
            <text:p>0</text:p>
          </table:table-cell>
          <table:table-cell table:formula="of:=IF([.G28]=0;0;IF([.G28]&lt;1;[.D28];[.G28]*[.D28]))" office:value-type="currency" office:currency="EUR" office:value="0" calcext:value-type="currency">
            <text:p>0,00 €</text:p>
          </table:table-cell>
          <table:table-cell office:value-type="string" calcext:value-type="string">
            <text:p>8MB Flash No PS</text:p>
          </table:table-cell>
          <table:table-cell office:value-type="string" calcext:value-type="string">
            <text:p>in stoc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afruit ESP32-S3 Feather 4/2</text:p>
          </table:table-cell>
          <table:table-cell table:style-name="Default" office:value-type="string" calcext:value-type="string">
            <text:p>https://www.exp-tech.de/plattformen/esp32/11087/adafruit-esp32-s3-feather-with-4mb-flash-2mb-psram</text:p>
          </table:table-cell>
          <table:table-cell office:value-type="currency" office:currency="EUR" office:value="16.5" calcext:value-type="currency">
            <text:p>16,5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29]*[.D29]" office:value-type="currency" office:currency="EUR" office:value="0" calcext:value-type="currency">
            <text:p>0,00 €</text:p>
          </table:table-cell>
          <table:table-cell table:style-name="Default" table:formula="of:=[.$G$3]*[.E29]" office:value-type="float" office:value="0" calcext:value-type="float">
            <text:p>0</text:p>
          </table:table-cell>
          <table:table-cell table:formula="of:=IF([.G29]=0;0;IF([.G29]&lt;1;[.D29];[.G29]*[.D29]))" office:value-type="currency" office:currency="EUR" office:value="0" calcext:value-type="currency">
            <text:p>0,00 €</text:p>
          </table:table-cell>
          <table:table-cell office:value-type="string" calcext:value-type="string">
            <text:p>4MB Flash 2MB PSRAM</text:p>
          </table:table-cell>
          <table:table-cell office:value-type="string" calcext:value-type="string">
            <text:p>in stoc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S3 - ESP32-S3</text:p>
          </table:table-cell>
          <table:table-cell table:style-name="Default" office:value-type="string" calcext:value-type="string">
            <text:p>https://www.exp-tech.de/plattformen/esp32/10681/pros3-esp32-s3-development-board</text:p>
          </table:table-cell>
          <table:table-cell office:value-type="currency" office:currency="EUR" office:value="32" calcext:value-type="currency">
            <text:p>32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30]*[.D30]" office:value-type="currency" office:currency="EUR" office:value="0" calcext:value-type="currency">
            <text:p>0,00 €</text:p>
          </table:table-cell>
          <table:table-cell table:style-name="Default" table:formula="of:=[.$G$3]*[.E30]" office:value-type="float" office:value="0" calcext:value-type="float">
            <text:p>0</text:p>
          </table:table-cell>
          <table:table-cell table:formula="of:=IF([.G30]=0;0;IF([.G30]&lt;1;[.D30];[.G30]*[.D30]))" office:value-type="currency" office:currency="EUR" office:value="0" calcext:value-type="currency">
            <text:p>0,00 €</text:p>
          </table:table-cell>
          <table:table-cell office:value-type="string" calcext:value-type="string">
            <text:p>16MB Flash 8MB PS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dafruit QT Py ESP32-S3</text:p>
          </table:table-cell>
          <table:table-cell table:style-name="Default" office:value-type="string" calcext:value-type="string">
            <text:p>https://www.adafruit.com/product/5426</text:p>
          </table:table-cell>
          <table:table-cell office:value-type="currency" office:currency="EUR" office:value="14.39" calcext:value-type="currency">
            <text:p>14,39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31]*[.D31]" office:value-type="currency" office:currency="EUR" office:value="14.39" calcext:value-type="currency">
            <text:p>14,39 €</text:p>
          </table:table-cell>
          <table:table-cell table:style-name="Default" table:formula="of:=[.$G$3]*[.E31]" office:value-type="float" office:value="10" calcext:value-type="float">
            <text:p>10</text:p>
          </table:table-cell>
          <table:table-cell table:formula="of:=IF([.G31]=0;0;IF([.G31]&lt;1;[.D31];[.G31]*[.D31]))" office:value-type="currency" office:currency="EUR" office:value="143.9" calcext:value-type="currency">
            <text:p>143,90 €</text:p>
          </table:table-cell>
          <table:table-cell office:value-type="string" calcext:value-type="string">
            <text:p>8 MB Flash / No PSRAM</text:p>
          </table:table-cell>
          <table:table-cell office:value-type="string" calcext:value-type="string">
            <text:p>in stock</text:p>
          </table:table-cell>
          <table:table-cell/>
          <table:table-cell table:style-name="ce17" office:value-type="date" office:date-value="2023-05-08" calcext:value-type="date">
            <text:p>08.05.23</text:p>
          </table:table-cell>
          <table:table-cell office:value-type="string" calcext:value-type="string">
            <text:p>adafruit.com</text:p>
          </table:table-cell>
          <table:table-cell office:value-type="string" calcext:value-type="string">
            <text:p>https://www.adafruit.com/product/5426</text:p>
          </table:table-cell>
          <table:table-cell table:formula="of:=172.68/12" office:value-type="float" office:value="14.39" calcext:value-type="float">
            <text:p>14,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P32-S3-DevKitC-1-N8R8</text:p>
          </table:table-cell>
          <table:table-cell table:style-name="Default" office:value-type="string" calcext:value-type="string">
            <text:p><text:a xlink:href="https://www.mouser.de/c/?q=ESP32-S3-DevKitC-1-N8R8" xlink:type="simple">https://www.mouser.de/c/?q=ESP32-S3-DevKitC-1-N8R8</text:a></text:p>
          </table:table-cell>
          <table:table-cell office:value-type="currency" office:currency="EUR" office:value="14.1" calcext:value-type="currency">
            <text:p>14,1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32]*[.D32]" office:value-type="currency" office:currency="EUR" office:value="0" calcext:value-type="currency">
            <text:p>0,00 €</text:p>
          </table:table-cell>
          <table:table-cell table:style-name="Default" table:formula="of:=[.$G$3]*[.E32]" office:value-type="float" office:value="0" calcext:value-type="float">
            <text:p>0</text:p>
          </table:table-cell>
          <table:table-cell table:formula="of:=IF([.G32]=0;0;IF([.G32]&lt;1;[.D32];[.G32]*[.D32]))" office:value-type="currency" office:currency="EUR" office:value="0" calcext:value-type="currency">
            <text:p>0,00 €</text:p>
          </table:table-cell>
          <table:table-cell office:value-type="string" calcext:value-type="string">
            <text:p>8MB Flash 8MB PS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SP32-S3-DevKitC-1-N32R8V</text:p>
          </table:table-cell>
          <table:table-cell table:style-name="Default" office:value-type="string" calcext:value-type="string">
            <text:p><text:span text:style-name="T1"><text:a xlink:href="https://www.mouser.de/c/?q=ESP32-S3-DevKitC-1-N32R8V" xlink:type="simple">https://www.mouser.de/c/?q=ESP32-S3-DevKitC-1-N32R8V</text:a></text:span></text:p>
          </table:table-cell>
          <table:table-cell office:value-type="currency" office:currency="EUR" office:value="17" calcext:value-type="currency">
            <text:p>17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33]*[.D33]" office:value-type="currency" office:currency="EUR" office:value="0" calcext:value-type="currency">
            <text:p>0,00 €</text:p>
          </table:table-cell>
          <table:table-cell table:style-name="Default" table:formula="of:=[.$G$3]*[.E33]" office:value-type="float" office:value="0" calcext:value-type="float">
            <text:p>0</text:p>
          </table:table-cell>
          <table:table-cell table:formula="of:=IF([.G33]=0;0;IF([.G33]&lt;1;[.D33];[.G33]*[.D33]))" office:value-type="currency" office:currency="EUR" office:value="0" calcext:value-type="currency">
            <text:p>0,00 €</text:p>
          </table:table-cell>
          <table:table-cell office:value-type="string" calcext:value-type="string">
            <text:p>32MB Flash 8MB PSRAM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accel sensor</text:p>
          </table:table-cell>
          <table:table-cell office:value-type="string" calcext:value-type="string">
            <text:p>LIS3DH Triple-Axis Accelerometer</text:p>
          </table:table-cell>
          <table:table-cell table:style-name="Default" office:value-type="string" calcext:value-type="string">
            <text:p>https://www.mouser.de/ProductDetail/485-2809</text:p>
          </table:table-cell>
          <table:table-cell table:formula="of:=4.65*119%" office:value-type="currency" office:currency="EUR" office:value="5.5335" calcext:value-type="currency">
            <text:p>5,53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35]*[.D35]" office:value-type="currency" office:currency="EUR" office:value="5.5335" calcext:value-type="currency">
            <text:p>5,53 €</text:p>
          </table:table-cell>
          <table:table-cell table:style-name="Default" table:formula="of:=[.$G$3]*[.E35]" office:value-type="float" office:value="10" calcext:value-type="float">
            <text:p>10</text:p>
          </table:table-cell>
          <table:table-cell table:formula="of:=IF([.G35]=0;0;IF([.G35]&lt;1;[.D35];[.G35]*[.D35]))" office:value-type="currency" office:currency="EUR" office:value="55.335" calcext:value-type="currency">
            <text:p>55,34 €</text:p>
          </table:table-cell>
          <table:table-cell office:value-type="string" calcext:value-type="string">
            <text:p>very common par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SA301 Triple Axis Accelerometer</text:p>
          </table:table-cell>
          <table:table-cell table:style-name="Default" office:value-type="string" calcext:value-type="string">
            <text:p><text:a xlink:href="https://eckstein-shop.de/Adafruit-MSA311-Triple-Axis-Accelerometer-STEMMA-QT-Qwiic" xlink:type="simple">https://eckstein-shop.de/Adafruit-MSA311-Triple-Axis-Accelerometer-STEMMA-QT-Qwiic</text:a>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36]*[.D36]" office:value-type="currency" office:currency="EUR" office:value="0" calcext:value-type="currency">
            <text:p>0,00 €</text:p>
          </table:table-cell>
          <table:table-cell table:style-name="Default" table:formula="of:=[.$G$3]*[.E36]" office:value-type="float" office:value="0" calcext:value-type="float">
            <text:p>0</text:p>
          </table:table-cell>
          <table:table-cell table:formula="of:=IF([.G36]=0;0;IF([.G36]&lt;1;[.D36];[.G36]*[.D36]))" office:value-type="currency" office:currency="EUR" office:value="0" calcext:value-type="currency">
            <text:p>0,00 €</text:p>
          </table:table-cell>
          <table:table-cell office:value-type="string" calcext:value-type="string">
            <text:p>should wor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pan text:style-name="T2">BNO085 - </text:span>9-DOF Orientation IMU Fusion</text:p>
          </table:table-cell>
          <table:table-cell table:style-name="Default" office:value-type="string" calcext:value-type="string">
            <text:p>https://learn.adafruit.com/adafruit-9-dof-orientation-imu-fusion-breakout-bno085/python-circuitpython</text:p>
          </table:table-cell>
          <table:table-cell office:value-type="currency" office:currency="EUR" office:value="31" calcext:value-type="currency">
            <text:p>31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37]*[.D37]" office:value-type="currency" office:currency="EUR" office:value="0" calcext:value-type="currency">
            <text:p>0,00 €</text:p>
          </table:table-cell>
          <table:table-cell table:style-name="Default" table:formula="of:=[.$G$3]*[.E37]" office:value-type="float" office:value="0" calcext:value-type="float">
            <text:p>0</text:p>
          </table:table-cell>
          <table:table-cell table:formula="of:=IF([.G37]=0;0;IF([.G37]&lt;1;[.D37];[.G37]*[.D37]))" office:value-type="currency" office:currency="EUR" office:value="0" calcext:value-type="currency">
            <text:p>0,00 €</text:p>
          </table:table-cell>
          <table:table-cell office:value-type="string" calcext:value-type="string">
            <text:p>mega nices spielzeug..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cable / power</text:p>
          </table:table-cell>
          <table:table-cell office:value-type="string" calcext:value-type="string">
            <text:p>STEMMA QT JST SH 4-pin Cable - 100mm</text:p>
          </table:table-cell>
          <table:table-cell table:style-name="Default" office:value-type="string" calcext:value-type="string">
            <text:p><text:a xlink:href="https://eckstein-shop.de/STEMMAQT2FQwiicJSTSH4-pinCable-100mmLongforallSensor2FDriverBoardswithQwiic" xlink:type="simple">https://eckstein-shop.de/STEMMAQT2FQwiicJSTSH4-pinCable-100mmLongforallSensor2FDriverBoardswithQwiic</text:a></text:p>
          </table:table-cell>
          <table:table-cell office:value-type="currency" office:currency="EUR" office:value="1.5" calcext:value-type="currency">
            <text:p>1,5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39]*[.D39]" office:value-type="currency" office:currency="EUR" office:value="0" calcext:value-type="currency">
            <text:p>0,00 €</text:p>
          </table:table-cell>
          <table:table-cell table:style-name="Default" table:formula="of:=[.$G$3]*[.E39]" office:value-type="float" office:value="0" calcext:value-type="float">
            <text:p>0</text:p>
          </table:table-cell>
          <table:table-cell table:formula="of:=IF([.G39]=0;0;IF([.G39]&lt;1;[.D39];[.G39]*[.D39]))" office:value-type="currency" office:currency="EUR" office:value="0" calcext:value-type="currency">
            <text:p>0,00 €</text:p>
          </table:table-cell>
          <table:table-cell office:value-type="string" calcext:value-type="string">
            <text:p>für sensor..</text:p>
          </table:table-cell>
          <table:table-cell office:value-type="string" calcext:value-type="string">
            <text:p>kompromiss-varian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EMMA QT JST SH 4-pin Cable - 300mm</text:p>
          </table:table-cell>
          <table:table-cell table:style-name="Default" office:value-type="string" calcext:value-type="string">
            <text:p>https://www.mouser.de/ProductDetail/485-5384</text:p>
          </table:table-cell>
          <table:table-cell table:formula="of:=1.18*119%" office:value-type="currency" office:currency="EUR" office:value="1.4042" calcext:value-type="currency">
            <text:p>1,40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40]*[.D40]" office:value-type="currency" office:currency="EUR" office:value="1.4042" calcext:value-type="currency">
            <text:p>1,40 €</text:p>
          </table:table-cell>
          <table:table-cell table:style-name="Default" table:formula="of:=[.$G$3]*[.E40]" office:value-type="float" office:value="10" calcext:value-type="float">
            <text:p>10</text:p>
          </table:table-cell>
          <table:table-cell table:formula="of:=IF([.G40]=0;0;IF([.G40]&lt;1;[.D40];[.G40]*[.D40]))" office:value-type="currency" office:currency="EUR" office:value="14.042" calcext:value-type="currency">
            <text:p>14,04 €</text:p>
          </table:table-cell>
          <table:table-cell office:value-type="string" calcext:value-type="string">
            <text:p>für sensor..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usb c - freie enden 0.2m</text:p>
          </table:table-cell>
          <table:table-cell table:style-name="Default" office:value-type="string" calcext:value-type="string">
            <text:p>https://www.reichelt.de/usb-c-stecker-auf-freie-enden-sw-20-cm-usb-c-awg22-20-p292505.html</text:p>
          </table:table-cell>
          <table:table-cell office:value-type="currency" office:currency="EUR" office:value="2.05" calcext:value-type="currency">
            <text:p>2,05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42]*[.D42]" office:value-type="currency" office:currency="EUR" office:value="0" calcext:value-type="currency">
            <text:p>0,00 €</text:p>
          </table:table-cell>
          <table:table-cell table:style-name="Default" table:formula="of:=[.$G$3]*[.E42]" office:value-type="float" office:value="0" calcext:value-type="float">
            <text:p>0</text:p>
          </table:table-cell>
          <table:table-cell table:formula="of:=IF([.G42]=0;0;IF([.G42]&lt;1;[.D42];[.G42]*[.D42]))" office:value-type="currency" office:currency="EUR" office:value="0" calcext:value-type="currency">
            <text:p>0,00 €</text:p>
          </table:table-cell>
          <table:table-cell office:value-type="string" calcext:value-type="string">
            <text:p>powerbank - led streif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sb c - freie enden 0.5m</text:p>
          </table:table-cell>
          <table:table-cell table:style-name="Default" office:value-type="string" calcext:value-type="string">
            <text:p><text:a xlink:href="https://www.reichelt.de/usb-c-stecker-auf-freie-enden-sw-50-cm-usb-c-awg22-50-p292506.html" xlink:type="simple">https://www.reichelt.de/usb-c-stecker-auf-freie-enden-sw-50-cm-usb-c-awg22-50-p292506.html</text:a></text:p>
          </table:table-cell>
          <table:table-cell office:value-type="currency" office:currency="EUR" office:value="2.41" calcext:value-type="currency">
            <text:p>2,41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43]*[.D43]" office:value-type="currency" office:currency="EUR" office:value="0" calcext:value-type="currency">
            <text:p>0,00 €</text:p>
          </table:table-cell>
          <table:table-cell table:style-name="Default" table:formula="of:=[.$G$3]*[.E43]" office:value-type="float" office:value="0" calcext:value-type="float">
            <text:p>0</text:p>
          </table:table-cell>
          <table:table-cell table:formula="of:=IF([.G43]=0;0;IF([.G43]&lt;1;[.D43];[.G43]*[.D43]))" office:value-type="currency" office:currency="EUR" office:value="0" calcext:value-type="currency">
            <text:p>0,00 €</text:p>
          </table:table-cell>
          <table:table-cell office:value-type="string" calcext:value-type="string">
            <text:p>powerbank - led streif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sb A - usb A 1 m</text:p>
          </table:table-cell>
          <table:table-cell table:style-name="Default" office:value-type="string" calcext:value-type="string">
            <text:p><text:a xlink:href="https://www.reichelt.de/usb-2-0-kabel-a-stecker-auf-a-stecker-1-m-ak-670-2-1-0-efb-p227384.html" xlink:type="simple">https://www.reichelt.de/usb-2-0-kabel-a-stecker-auf-a-stecker-1-m-ak-670-2-1-0-efb-p227384.html</text:a></text:p>
          </table:table-cell>
          <table:table-cell office:value-type="currency" office:currency="EUR" office:value="1.29" calcext:value-type="currency">
            <text:p>1,29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44]*[.D44]" office:value-type="currency" office:currency="EUR" office:value="0" calcext:value-type="currency">
            <text:p>0,00 €</text:p>
          </table:table-cell>
          <table:table-cell table:style-name="Default" table:formula="of:=[.$G$3]*[.E44]" office:value-type="float" office:value="0" calcext:value-type="float">
            <text:p>0</text:p>
          </table:table-cell>
          <table:table-cell table:formula="of:=IF([.G44]=0;0;IF([.G44]&lt;1;[.D44];[.G44]*[.D44]))" office:value-type="currency" office:currency="EUR" office:value="0" calcext:value-type="currency">
            <text:p>0,00 €</text:p>
          </table:table-cell>
          <table:table-cell office:value-type="string" calcext:value-type="string">
            <text:p>halbiert für powerbank - led streifen</text:p>
          </table:table-cell>
          <table:table-cell office:value-type="string" calcext:value-type="string">
            <text:p>und led-streifen-controlle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usb c - usb c 0.5m</text:p>
          </table:table-cell>
          <table:table-cell table:style-name="Default" office:value-type="string" calcext:value-type="string">
            <text:p><text:a xlink:href="https://www.reichelt.de/usb-2-0-kabel-c-stecker-auf-c-stecker-0-5-m-efb-usbcusb20ck5-p330175.html" xlink:type="simple">https://www.reichelt.de/usb-2-0-kabel-c-stecker-auf-c-stecker-0-5-m-efb-usbcusb20ck5-p330175.html</text:a></text:p>
          </table:table-cell>
          <table:table-cell office:value-type="currency" office:currency="EUR" office:value="3.2" calcext:value-type="currency">
            <text:p>3,2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46]*[.D46]" office:value-type="currency" office:currency="EUR" office:value="0" calcext:value-type="currency">
            <text:p>0,00 €</text:p>
          </table:table-cell>
          <table:table-cell table:style-name="Default" table:formula="of:=[.$G$3]*[.E46]" office:value-type="float" office:value="0" calcext:value-type="float">
            <text:p>0</text:p>
          </table:table-cell>
          <table:table-cell table:formula="of:=IF([.G46]=0;0;IF([.G46]&lt;1;[.D46];[.G46]*[.D46]))" office:value-type="currency" office:currency="EUR" office:value="0" calcext:value-type="currency">
            <text:p>0,00 €</text:p>
          </table:table-cell>
          <table:table-cell office:value-type="string" calcext:value-type="string">
            <text:p>powerbank - board</text:p>
          </table:table-cell>
          <table:table-cell office:value-type="string" calcext:value-type="string">
            <text:p>half: powerbank - led streif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b c - usb c 1m</text:p>
          </table:table-cell>
          <table:table-cell table:style-name="Default" office:value-type="string" calcext:value-type="string">
            <text:p><text:a xlink:href="https://www.reichelt.de/usb-2-0-kabel-c-stecker-auf-c-stecker-1-0-m-efb-usbcusb20ck1-p330176.html" xlink:type="simple">https://www.reichelt.de/usb-2-0-kabel-c-stecker-auf-c-stecker-1-0-m-efb-usbcusb20ck1-p330176.html</text:a></text:p>
          </table:table-cell>
          <table:table-cell office:value-type="currency" office:currency="EUR" office:value="3.8" calcext:value-type="currency">
            <text:p>3,8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47]*[.D47]" office:value-type="currency" office:currency="EUR" office:value="0" calcext:value-type="currency">
            <text:p>0,00 €</text:p>
          </table:table-cell>
          <table:table-cell table:style-name="Default" table:formula="of:=[.$G$3]*[.E47]" office:value-type="float" office:value="0" calcext:value-type="float">
            <text:p>0</text:p>
          </table:table-cell>
          <table:table-cell table:formula="of:=IF([.G47]=0;0;IF([.G47]&lt;1;[.D47];[.G47]*[.D47]))" office:value-type="currency" office:currency="EUR" office:value="0" calcext:value-type="currency">
            <text:p>0,00 €</text:p>
          </table:table-cell>
          <table:table-cell office:value-type="string" calcext:value-type="string">
            <text:p>halbiert für powerbank - led streif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sb c - usb c 2m</text:p>
          </table:table-cell>
          <table:table-cell table:style-name="Default" office:value-type="string" calcext:value-type="string">
            <text:p><text:a xlink:href="https://www.reichelt.de/usb-2-0-kabel-c-stecker-auf-c-stecker-2-0-m-efb-usbcusb20ck2-p330177.html" xlink:type="simple">https://www.reichelt.de/usb-2-0-kabel-c-stecker-auf-c-stecker-2-0-m-efb-usbcusb20ck2-p330177.html</text:a></text:p>
          </table:table-cell>
          <table:table-cell office:value-type="currency" office:currency="EUR" office:value="5.3" calcext:value-type="currency">
            <text:p>5,3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48]*[.D48]" office:value-type="currency" office:currency="EUR" office:value="0" calcext:value-type="currency">
            <text:p>0,00 €</text:p>
          </table:table-cell>
          <table:table-cell table:style-name="Default" table:formula="of:=[.$G$3]*[.E48]" office:value-type="float" office:value="0" calcext:value-type="float">
            <text:p>0</text:p>
          </table:table-cell>
          <table:table-cell table:formula="of:=IF([.G48]=0;0;IF([.G48]&lt;1;[.D48];[.G48]*[.D48]))" office:value-type="currency" office:currency="EUR" office:value="0" calcext:value-type="currency">
            <text:p>0,00 €</text:p>
          </table:table-cell>
          <table:table-cell office:value-type="string" calcext:value-type="string">
            <text:p>praktisch fürs testen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usb c - usb a 1.0m 3A</text:p>
          </table:table-cell>
          <table:table-cell table:style-name="Default" office:value-type="string" calcext:value-type="string">
            <text:p><text:a xlink:href="https://www.reichelt.de/sync-ladekabel-usb-a-usb-c-1-0m-schwarz-vt-5322-b-p287217.html" xlink:type="simple">https://www.reichelt.de/sync-ladekabel-usb-a-usb-c-1-0m-schwarz-vt-5322-b-p287217.html</text:a></text:p>
          </table:table-cell>
          <table:table-cell office:value-type="currency" office:currency="EUR" office:value="1.65" calcext:value-type="currency">
            <text:p>1,65 €</text:p>
          </table:table-cell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usb c - usb a 1.8m 3A</text:p>
          </table:table-cell>
          <table:table-cell table:style-name="Default" office:value-type="string" calcext:value-type="string">
            <text:p><text:a xlink:href="https://www.reichelt.de/sync-ladekabel-usb-a-usb-c-8482-1-8-m-schwarz-goobay-55468-p231527.html" xlink:type="simple">https://www.reichelt.de/sync-ladekabel-usb-a-usb-c-8482-1-8-m-schwarz-goobay-55468-p231527.html</text:a></text:p>
          </table:table-cell>
          <table:table-cell office:value-type="currency" office:currency="EUR" office:value="3.3" calcext:value-type="currency">
            <text:p>3,30 €</text:p>
          </table:table-cell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usb c - usb a 2.0m 3A</text:p>
          </table:table-cell>
          <table:table-cell table:style-name="Default" office:value-type="string" calcext:value-type="string">
            <text:p><text:a xlink:href="https://www.reichelt.de/sync-ladekabel-usb-a-usb-c-8482-2-0-m-schwarz-goobay-59122-p215848.html" xlink:type="simple">https://www.reichelt.de/sync-ladekabel-usb-a-usb-c-8482-2-0-m-schwarz-goobay-59122-p215848.html</text:a></text:p>
          </table:table-cell>
          <table:table-cell office:value-type="currency" office:currency="EUR" office:value="3.59" calcext:value-type="currency">
            <text:p>3,59 €</text:p>
          </table:table-cell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usb c - usb a 0.2m 3A → 5X → 1,54€/stück</text:p>
          </table:table-cell>
          <table:table-cell table:style-name="Default" office:value-type="string" calcext:value-type="string">
            <text:p><text:a xlink:href="https://www.amazon.de/dp/B08QM7MY26" xlink:type="simple">https://www.amazon.de/dp/B08QM7MY26</text:a></text:p>
          </table:table-cell>
          <table:table-cell office:value-type="currency" office:currency="EUR" office:value="7.7" calcext:value-type="currency">
            <text:p>7,7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55]*[.D55]" office:value-type="currency" office:currency="EUR" office:value="0" calcext:value-type="currency">
            <text:p>0,00 €</text:p>
          </table:table-cell>
          <table:table-cell table:style-name="Default" table:formula="of:=[.$G$3]*[.E55]" office:value-type="float" office:value="0" calcext:value-type="float">
            <text:p>0</text:p>
          </table:table-cell>
          <table:table-cell table:formula="of:=IF([.G55]=0;0;IF([.G55]&lt;1;[.D55];[.G55]*[.D55]))" office:value-type="currency" office:currency="EUR" office:value="0" calcext:value-type="currency">
            <text:p>0,00 €</text:p>
          </table:table-cell>
          <table:table-cell office:value-type="string" calcext:value-type="string">
            <text:p>powerbank - controller</text:p>
          </table:table-cell>
          <table:table-cell table:style-name="ce14"/>
          <table:table-cell table:number-columns-repeated="7"/>
        </table:table-row>
        <table:table-row table:style-name="ro1">
          <table:table-cell/>
          <table:table-cell office:value-type="string" calcext:value-type="string">
            <text:p>usb c - usb a 0.3m 3A → 5X → 1,6€/stück</text:p>
          </table:table-cell>
          <table:table-cell table:style-name="Default" office:value-type="string" calcext:value-type="string">
            <text:p><text:a xlink:href="https://www.amazon.de/dp/B08RXQJJ9Z/" xlink:type="simple">https://www.amazon.de/dp/B08RXQJJ9Z/</text:a></text:p>
          </table:table-cell>
          <table:table-cell office:value-type="currency" office:currency="EUR" office:value="7.99" calcext:value-type="currency">
            <text:p>7,99 €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14"/>
          <table:table-cell table:number-columns-repeated="7"/>
        </table:table-row>
        <table:table-row table:style-name="ro1">
          <table:table-cell/>
          <table:table-cell office:value-type="string" calcext:value-type="string">
            <text:p>usb c - usb a 1.8m 3A → 2X →5€/stück</text:p>
          </table:table-cell>
          <table:table-cell table:style-name="Default" office:value-type="string" calcext:value-type="string">
            <text:p><text:a xlink:href="https://www.amazon.de/dp/B0BPCZLFS4/" xlink:type="simple">https://www.amazon.de/dp/B0BPCZLFS4/</text:a></text:p>
          </table:table-cell>
          <table:table-cell office:value-type="currency" office:currency="EUR" office:value="9.99" calcext:value-type="currency">
            <text:p>9,99 €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14"/>
          <table:table-cell table:number-columns-repeated="7"/>
        </table:table-row>
        <table:table-row table:style-name="ro1">
          <table:table-cell/>
          <table:table-cell office:value-type="string" calcext:value-type="string">
            <text:p>usb c - usb a 1-2m 3A → 4X →3,25€/stück</text:p>
          </table:table-cell>
          <table:table-cell table:style-name="Default" office:value-type="string" calcext:value-type="string">
            <text:p><text:a xlink:href="https://www.amazon.de/dp/B07Y2R5FDY/" xlink:type="simple">https://www.amazon.de/dp/B07Y2R5FDY/</text:a></text:p>
          </table:table-cell>
          <table:table-cell office:value-type="currency" office:currency="EUR" office:value="12.99" calcext:value-type="currency">
            <text:p>12,99 €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14"/>
          <table:table-cell table:number-columns-repeated="7"/>
        </table:table-row>
        <table:table-row table:style-name="ro1">
          <table:table-cell/>
          <table:table-cell office:value-type="string" calcext:value-type="string">
            <text:p>usb c - usb a 2.0m 3A → 3X →3€/stück</text:p>
          </table:table-cell>
          <table:table-cell table:style-name="Default" office:value-type="string" calcext:value-type="string">
            <text:p><text:a xlink:href="https://www.amazon.de/dp/B0BRXKZYLP/" xlink:type="simple">https://www.amazon.de/dp/B0BRXKZYLP/</text:a></text:p>
          </table:table-cell>
          <table:table-cell office:value-type="currency" office:currency="EUR" office:value="8.99" calcext:value-type="currency">
            <text:p>8,99 €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high side switch - AP228X4AW5-7</text:p>
          </table:table-cell>
          <table:table-cell table:style-name="Default" office:value-type="string" calcext:value-type="string">
            <text:p><text:a xlink:href="https://www.mouser.de/ProductDetail/Diodes-Incorporated/AP22814BW5-7?qs=lqAf%2FiVYw9gFAqm%252B3YvdqA%3D%3D" xlink:type="simple">https://www.mouser.de/ProductDetail/Diodes-Incorporated/AP22814BW5-7?qs=lqAf%2FiVYw9gFAqm%252B3YvdqA%3D%3D</text:a></text:p>
          </table:table-cell>
          <table:table-cell office:value-type="currency" office:currency="EUR" office:value="0.44" calcext:value-type="currency">
            <text:p>0,44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61]*[.D61]" office:value-type="currency" office:currency="EUR" office:value="0" calcext:value-type="currency">
            <text:p>0,00 €</text:p>
          </table:table-cell>
          <table:table-cell table:style-name="Default" table:formula="of:=[.$G$3]*[.E61]" office:value-type="float" office:value="0" calcext:value-type="float">
            <text:p>0</text:p>
          </table:table-cell>
          <table:table-cell table:formula="of:=IF([.G61]=0;0;IF([.G61]&lt;1;[.D61];[.G61]*[.D61]))" office:value-type="currency" office:currency="EUR" office:value="0" calcext:value-type="currency">
            <text:p>0,00 €</text:p>
          </table:table-cell>
          <table:table-cell office:value-type="string" calcext:value-type="string">
            <text:p>led strip power controll</text:p>
          </table:table-cell>
          <table:table-cell office:value-type="string" calcext:value-type="string">
            <text:p>combine with QT Py ESP32-S3</text:p>
          </table:table-cell>
          <table:table-cell office:value-type="string" calcext:value-type="string">
            <text:p>discussion for high side switch:  <text:a xlink:href="https://electronics.stackexchange.com/questions/664527/irlml9301pbf-as-high-side-switching-for-5-v-2-a-load-from-a-3-3-v-uc" xlink:type="simple">https://electronics.stackexchange.com/questions/664527/irlml9301pbf-as-high-side-switching-for-5-v-2-a-load-from-a-3-3-v-uc</text:a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N 4001 Gleichrichterdiode, 50 V, 1 A, DO-41</text:p>
          </table:table-cell>
          <table:table-cell table:style-name="Default" office:value-type="string" calcext:value-type="string">
            <text:p>https://www.reichelt.de/gleichrichterdiode-50-v-1-a-do-41-1n-4001-p1723.html?&amp;trstct=pos_0&amp;nbc=1</text:p>
          </table:table-cell>
          <table:table-cell office:value-type="currency" office:currency="EUR" office:value="0.05" calcext:value-type="currency">
            <text:p>0,05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62]*[.D62]" office:value-type="currency" office:currency="EUR" office:value="0" calcext:value-type="currency">
            <text:p>0,00 €</text:p>
          </table:table-cell>
          <table:table-cell table:style-name="Default" table:formula="of:=[.$G$3]*[.E62]" office:value-type="float" office:value="0" calcext:value-type="float">
            <text:p>0</text:p>
          </table:table-cell>
          <table:table-cell table:formula="of:=IF([.G62]=0;0;IF([.G62]&lt;1;[.D62];[.G62]*[.D62]))" office:value-type="currency" office:currency="EUR" office:value="0" calcext:value-type="currency">
            <text:p>0,00 €</text:p>
          </table:table-cell>
          <table:table-cell office:value-type="string" calcext:value-type="string">
            <text:p>led-streifen - controller</text:p>
          </table:table-cell>
          <table:table-cell office:value-type="string" calcext:value-type="string">
            <text:p>combine with ESP32-S3 TFT reverse</text:p>
          </table:table-cell>
          <table:table-cell office:value-type="string" calcext:value-type="string">
            <text:p>to protect against reverse powering the powerbank when the controller is connected to a computer</text:p>
          </table:table-cell>
          <table:table-cell table:number-columns-repeated="6"/>
        </table:table-row>
        <table:table-row table:style-name="ro3">
          <table:table-cell/>
          <table:table-cell table:style-name="ce13" office:value-type="string" calcext:value-type="string">
            <text:p>SS 13ASP Schiebeschalter 1x UM, stehend, Print, RM 4,7</text:p>
          </table:table-cell>
          <table:table-cell table:style-name="Default" office:value-type="string" calcext:value-type="string">
            <text:p><text:a xlink:href="https://www.reichelt.de/schiebeschalter-1x-um-stehend-print-rm-4-7-ss-13asp-p112182.html?&amp;trstct=pol_13&amp;nbc=1" xlink:type="simple">https://www.reichelt.de/schiebeschalter-1x-um-stehend-print-rm-4-7-ss-13asp-p112182.html?&amp;trstct=pol_13&amp;nbc=1</text:a></text:p>
          </table:table-cell>
          <table:table-cell office:value-type="currency" office:currency="EUR" office:value="1.8" calcext:value-type="currency">
            <text:p>1,80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63]*[.D63]" office:value-type="currency" office:currency="EUR" office:value="1.8" calcext:value-type="currency">
            <text:p>1,80 €</text:p>
          </table:table-cell>
          <table:table-cell table:style-name="Default" table:formula="of:=[.$G$3]*[.E63]" office:value-type="float" office:value="10" calcext:value-type="float">
            <text:p>10</text:p>
          </table:table-cell>
          <table:table-cell table:formula="of:=IF([.G63]=0;0;IF([.G63]&lt;1;[.D63];[.G63]*[.D63]))" office:value-type="currency" office:currency="EUR" office:value="18" calcext:value-type="currency">
            <text:p>18,00 €</text:p>
          </table:table-cell>
          <table:table-cell office:value-type="string" calcext:value-type="string">
            <text:p>powerbank - controller</text:p>
          </table:table-cell>
          <table:table-cell office:value-type="string" calcext:value-type="string">
            <text:p>simple on off switch..</text:p>
          </table:table-cell>
          <table:table-cell table:number-columns-repeated="7"/>
        </table:table-row>
        <table:table-row table:style-name="ro3">
          <table:table-cell/>
          <table:table-cell table:style-name="ce13" office:value-type="string" calcext:value-type="string">
            <text:p>USB AWF USB-Einbaustecker, Serie A, gewinkelt, ultraflach</text:p>
          </table:table-cell>
          <table:table-cell table:style-name="Default" office:value-type="string" calcext:value-type="string">
            <text:p><text:a xlink:href="https://www.reichelt.de/usb-einbaustecker-serie-a-gewinkelt-ultraflach-usb-awf-p51993.html?&amp;nbc=1" xlink:type="simple">https://www.reichelt.de/usb-einbaustecker-serie-a-gewinkelt-ultraflach-usb-awf-p51993.html?&amp;nbc=1</text:a></text:p>
          </table:table-cell>
          <table:table-cell office:value-type="currency" office:currency="EUR" office:value="0.31" calcext:value-type="currency">
            <text:p>0,31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64]*[.D64]" office:value-type="currency" office:currency="EUR" office:value="0.31" calcext:value-type="currency">
            <text:p>0,31 €</text:p>
          </table:table-cell>
          <table:table-cell table:style-name="Default" table:formula="of:=[.$G$3]*[.E64]" office:value-type="float" office:value="10" calcext:value-type="float">
            <text:p>10</text:p>
          </table:table-cell>
          <table:table-cell table:formula="of:=IF([.G64]=0;0;IF([.G64]&lt;1;[.D64];[.G64]*[.D64]))" office:value-type="currency" office:currency="EUR" office:value="3.1" calcext:value-type="currency">
            <text:p>3,10 €</text:p>
          </table:table-cell>
          <table:table-cell office:value-type="string" calcext:value-type="string">
            <text:p>powerbank - controller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gehäuse &amp; co</text:p>
          </table:table-cell>
          <table:table-cell office:value-type="string" calcext:value-type="string">
            <text:p>Schrumpfschlauch transparent - Ø25,4mm 2:1; 5m</text:p>
          </table:table-cell>
          <table:table-cell table:style-name="Default" office:value-type="string" calcext:value-type="string">
            <text:p>https://www.reichelt.de/schrumpfschlauch-box-5m-transparent-25-4mm-sdb-25-4-tr-p53815.html?&amp;trstct=pos_7&amp;nbc=1</text:p>
          </table:table-cell>
          <table:table-cell office:value-type="currency" office:currency="EUR" office:value="7.01" calcext:value-type="currency">
            <text:p>7,01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66]*[.D66]" office:value-type="currency" office:currency="EUR" office:value="0" calcext:value-type="currency">
            <text:p>0,00 €</text:p>
          </table:table-cell>
          <table:table-cell table:number-columns-repeated="2"/>
          <table:table-cell office:value-type="string" calcext:value-type="string">
            <text:p>zu groß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DB 19,1 TR (5m, transparent, Ø19,1mm)</text:p>
          </table:table-cell>
          <table:table-cell table:style-name="Default" office:value-type="string" calcext:value-type="string">
            <text:p><text:a xlink:href="https://www.reichelt.de/schrumpfschlauch-box-5m-transparent-19-1mm-sdb-19-1-tr-p53814.html" xlink:type="simple">https://www.reichelt.de/schrumpfschlauch-box-5m-transparent-19-1mm-sdb-19-1-tr-p53814.html</text:a></text:p>
          </table:table-cell>
          <table:table-cell office:value-type="currency" office:currency="EUR" office:value="5.45" calcext:value-type="currency">
            <text:p>5,45 €</text:p>
          </table:table-cell>
          <table:table-cell table:style-name="Default" table:formula="of:=1/(5/0.4)" office:value-type="float" office:value="0.08" calcext:value-type="float">
            <text:p>0,08</text:p>
          </table:table-cell>
          <table:table-cell table:formula="of:=[.E67]*[.D67]" office:value-type="currency" office:currency="EUR" office:value="0.436" calcext:value-type="currency">
            <text:p>0,44 €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olz</text:p>
          </table:table-cell>
          <table:table-cell office:value-type="string" calcext:value-type="string">
            <text:p><text:a xlink:href="https://cwwh.de/" xlink:type="simple">https://cwwh.de/</text:a></text:p>
          </table:table-cell>
          <table:table-cell office:value-type="currency" office:currency="EUR" office:value="10" calcext:value-type="currency">
            <text:p>10,00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68]*[.D68]" office:value-type="currency" office:currency="EUR" office:value="10" calcext:value-type="currency">
            <text:p>10,00 €</text:p>
          </table:table-cell>
          <table:table-cell table:number-columns-repeated="2"/>
          <table:table-cell office:value-type="string" calcext:value-type="string">
            <text:p>TO BE DEFINED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5" table:number-rows-spanned="1">
            <text:p>Summe</text:p>
          </table:table-cell>
          <table:covered-table-cell table:number-columns-repeated="4"/>
          <table:table-cell table:style-name="ce15" table:formula="of:=SUM([.F4:.F69])" office:value-type="currency" office:currency="EUR" office:value="42.7387" calcext:value-type="currency">
            <text:p>42,74 €</text:p>
          </table:table-cell>
          <table:table-cell table:style-name="ce15" table:number-columns-repeated="2"/>
          <table:table-cell table:number-columns-repeated="9"/>
        </table:table-row>
        <table:table-row table:style-name="ro1" table:number-rows-repeated="104850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" svg:font-family="Lato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min-integer-digits="1"/>
      <number:text>TN</number:text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N" style:family="table-cell" style:parent-style-name="Default" style:data-style-name="N11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6">00.00.0000</text:date>, <text:time style:data-style-name="N2" text:time-value="16:32:34.1640674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Krüger</meta:initial-creator>
    <meta:creation-date>2023-02-28T11:08:47.134231466</meta:creation-date>
    <meta:generator>LibreOffice/7.5.4.2$Linux_X86_64 LibreOffice_project/50$Build-2</meta:generator>
    <dc:date>2023-07-06T17:34:09.482141312</dc:date>
    <dc:creator>Stefan Krüger</dc:creator>
    <meta:editing-duration>P2DT21H32M53S</meta:editing-duration>
    <meta:editing-cycles>105</meta:editing-cycles>
    <meta:document-statistic meta:table-count="1" meta:cell-count="442" meta:object-count="0"/>
  </office:meta>
</office:document-meta>
</file>